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weight="normal" officeooo:rsid="0149e903" officeooo:paragraph-rsid="0149e903" style:font-weight-asian="normal" style:font-weight-complex="normal"/>
    </style:style>
    <style:style style:name="P4" style:family="paragraph" style:parent-style-name="Text_20_body">
      <style:text-properties fo:font-weight="normal" officeooo:rsid="014caad0" officeooo:paragraph-rsid="014caad0" style:font-weight-asian="normal" style:font-weight-complex="normal"/>
    </style:style>
    <style:style style:name="P5" style:family="paragraph" style:parent-style-name="Text_20_body">
      <style:text-properties fo:font-weight="normal" officeooo:rsid="014d0142" officeooo:paragraph-rsid="014e8d1e" style:font-weight-asian="normal" style:font-weight-complex="normal"/>
    </style:style>
    <style:style style:name="P6" style:family="paragraph" style:parent-style-name="Text_20_body">
      <style:text-properties fo:font-weight="normal" officeooo:rsid="015499a6" officeooo:paragraph-rsid="015499a6" style:font-weight-asian="normal" style:font-weight-complex="normal"/>
    </style:style>
    <style:style style:name="P7" style:family="paragraph" style:parent-style-name="Text_20_body">
      <style:text-properties fo:font-weight="normal" officeooo:rsid="015680b7" officeooo:paragraph-rsid="015680b7" style:font-weight-asian="normal" style:font-weight-complex="normal"/>
    </style:style>
    <style:style style:name="P8" style:family="paragraph" style:parent-style-name="Text_20_body">
      <style:text-properties fo:font-weight="normal" officeooo:rsid="015a0398" officeooo:paragraph-rsid="015a0398" style:font-weight-asian="normal" style:font-weight-complex="normal"/>
    </style:style>
    <style:style style:name="P9" style:family="paragraph" style:parent-style-name="Text_20_body">
      <style:text-properties fo:font-weight="normal" officeooo:rsid="0160dfd5" officeooo:paragraph-rsid="0160dfd5" style:font-weight-asian="normal" style:font-weight-complex="normal"/>
    </style:style>
    <style:style style:name="P10" style:family="paragraph" style:parent-style-name="Text_20_body">
      <style:text-properties fo:font-weight="normal" officeooo:rsid="016675a5" officeooo:paragraph-rsid="016675a5" style:font-weight-asian="normal" style:font-weight-complex="normal"/>
    </style:style>
    <style:style style:name="P11" style:family="paragraph" style:parent-style-name="Text_20_body">
      <style:text-properties fo:font-weight="bold" officeooo:rsid="01518678" officeooo:paragraph-rsid="01518678" style:font-weight-asian="bold" style:font-weight-complex="bold"/>
    </style:style>
    <style:style style:name="P12" style:family="paragraph" style:parent-style-name="Citation">
      <style:text-properties officeooo:rsid="014e8d1e" officeooo:paragraph-rsid="014e8d1e"/>
    </style:style>
    <style:style style:name="P13" style:family="paragraph" style:parent-style-name="Citation">
      <style:text-properties officeooo:rsid="015019ae" officeooo:paragraph-rsid="015019ae"/>
    </style:style>
    <style:style style:name="P14" style:family="paragraph" style:parent-style-name="Citation">
      <style:text-properties officeooo:rsid="01511da2" officeooo:paragraph-rsid="01511da2"/>
    </style:style>
    <style:style style:name="P15" style:family="paragraph" style:parent-style-name="Title">
      <style:paragraph-properties fo:break-before="page"/>
    </style:style>
    <style:style style:name="P16" style:family="paragraph" style:parent-style-name="Text_20_body">
      <style:text-properties fo:font-style="normal" fo:font-weight="normal" officeooo:rsid="014890ce" officeooo:paragraph-rsid="014890ce" style:font-style-asian="normal" style:font-weight-asian="normal" style:font-style-complex="normal" style:font-weight-complex="normal"/>
    </style:style>
    <style:style style:name="P17" style:family="paragraph" style:parent-style-name="Text_20_body" style:list-style-name="L1">
      <style:text-properties fo:font-style="normal" fo:font-weight="normal" officeooo:rsid="0148ee76" officeooo:paragraph-rsid="0148ee76" style:font-style-asian="normal" style:font-weight-asian="normal" style:font-style-complex="normal" style:font-weight-complex="normal"/>
    </style:style>
    <style:style style:name="P18" style:family="paragraph" style:parent-style-name="Text_20_body">
      <style:text-properties fo:font-style="normal" fo:font-weight="normal" officeooo:rsid="0148ee76" officeooo:paragraph-rsid="0148ee76" style:font-style-asian="normal" style:font-weight-asian="normal" style:font-style-complex="normal" style:font-weight-complex="normal"/>
    </style:style>
    <style:style style:name="P19" style:family="paragraph" style:parent-style-name="Text_20_body" style:list-style-name="L1">
      <style:text-properties fo:font-style="normal" fo:font-weight="normal" officeooo:rsid="014c7cd2" officeooo:paragraph-rsid="014c7cd2" style:font-style-asian="normal" style:font-weight-asian="normal" style:font-style-complex="normal" style:font-weight-complex="normal"/>
    </style:style>
    <style:style style:name="P20" style:family="paragraph" style:parent-style-name="Text_20_body" style:list-style-name="L2">
      <style:text-properties fo:font-style="normal" fo:font-weight="normal" officeooo:rsid="014caad0" officeooo:paragraph-rsid="014caad0" style:font-style-asian="normal" style:font-weight-asian="normal" style:font-style-complex="normal" style:font-weight-complex="normal"/>
    </style:style>
    <style:style style:name="P21" style:family="paragraph" style:parent-style-name="Text_20_body" style:list-style-name="L2">
      <style:text-properties fo:font-style="normal" fo:font-weight="normal" officeooo:rsid="014d0142" officeooo:paragraph-rsid="014d0142" style:font-style-asian="normal" style:font-weight-asian="normal" style:font-style-complex="normal" style:font-weight-complex="normal"/>
    </style:style>
    <style:style style:name="P22" style:family="paragraph" style:parent-style-name="Text_20_body" style:list-style-name="L2">
      <style:text-properties fo:font-style="normal" fo:font-weight="normal" officeooo:rsid="014d0142" officeooo:paragraph-rsid="014e8d1e" style:font-style-asian="normal" style:font-weight-asian="normal" style:font-style-complex="normal" style:font-weight-complex="normal"/>
    </style:style>
    <style:style style:name="P23" style:family="paragraph" style:parent-style-name="Text_20_body">
      <style:text-properties fo:font-style="normal" fo:font-weight="normal" officeooo:rsid="014d0142" officeooo:paragraph-rsid="014e8d1e" style:font-style-asian="normal" style:font-weight-asian="normal" style:font-style-complex="normal" style:font-weight-complex="normal"/>
    </style:style>
    <style:style style:name="P24" style:family="paragraph" style:parent-style-name="Text_20_body" style:list-style-name="L5">
      <style:text-properties fo:font-style="normal" fo:font-weight="normal" officeooo:rsid="015680b7" officeooo:paragraph-rsid="015680b7" style:font-style-asian="normal" style:font-weight-asian="normal" style:font-style-complex="normal" style:font-weight-complex="normal"/>
    </style:style>
    <style:style style:name="P25" style:family="paragraph" style:parent-style-name="Text_20_body">
      <style:text-properties fo:font-style="normal" fo:font-weight="normal" officeooo:rsid="015680b7" officeooo:paragraph-rsid="015680b7" style:font-style-asian="normal" style:font-weight-asian="normal" style:font-style-complex="normal" style:font-weight-complex="normal"/>
    </style:style>
    <style:style style:name="P26" style:family="paragraph" style:parent-style-name="Text_20_body">
      <style:text-properties fo:font-style="normal" fo:font-weight="normal" officeooo:rsid="0157e142" officeooo:paragraph-rsid="0157e142" style:font-style-asian="normal" style:font-weight-asian="normal" style:font-style-complex="normal" style:font-weight-complex="normal"/>
    </style:style>
    <style:style style:name="P27" style:family="paragraph" style:parent-style-name="Text_20_body" style:list-style-name="L6">
      <style:text-properties fo:font-style="normal" fo:font-weight="normal" officeooo:rsid="0157e142" officeooo:paragraph-rsid="0157e142" style:font-style-asian="normal" style:font-weight-asian="normal" style:font-style-complex="normal" style:font-weight-complex="normal"/>
    </style:style>
    <style:style style:name="P28" style:family="paragraph" style:parent-style-name="Text_20_body">
      <style:text-properties fo:font-style="normal" fo:font-weight="normal" officeooo:rsid="0157e61d" officeooo:paragraph-rsid="0157e142" style:font-style-asian="normal" style:font-weight-asian="normal" style:font-style-complex="normal" style:font-weight-complex="normal"/>
    </style:style>
    <style:style style:name="P29" style:family="paragraph" style:parent-style-name="Text_20_body">
      <style:text-properties fo:font-style="normal" fo:font-weight="normal" officeooo:rsid="0157e61d" officeooo:paragraph-rsid="0157e61d" style:font-style-asian="normal" style:font-weight-asian="normal" style:font-style-complex="normal" style:font-weight-complex="normal"/>
    </style:style>
    <style:style style:name="P30" style:family="paragraph" style:parent-style-name="Text_20_body" style:list-style-name="L7">
      <style:text-properties fo:font-style="normal" fo:font-weight="normal" officeooo:rsid="0157e61d" officeooo:paragraph-rsid="0157e61d" style:font-style-asian="normal" style:font-weight-asian="normal" style:font-style-complex="normal" style:font-weight-complex="normal"/>
    </style:style>
    <style:style style:name="P31" style:family="paragraph" style:parent-style-name="Text_20_body">
      <style:text-properties fo:font-style="normal" fo:font-weight="normal" officeooo:rsid="015d0a52" officeooo:paragraph-rsid="015d0a52" style:font-style-asian="normal" style:font-weight-asian="normal" style:font-style-complex="normal" style:font-weight-complex="normal"/>
    </style:style>
    <style:style style:name="P32" style:family="paragraph" style:parent-style-name="Text_20_body">
      <style:text-properties fo:font-style="normal" fo:font-weight="normal" officeooo:rsid="016675a5" officeooo:paragraph-rsid="0160dfd5" style:font-style-asian="normal" style:font-weight-asian="normal" style:font-style-complex="normal" style:font-weight-complex="normal"/>
    </style:style>
    <style:style style:name="P33" style:family="paragraph" style:parent-style-name="Text_20_body">
      <style:text-properties fo:font-style="normal" fo:font-weight="normal" officeooo:rsid="016a344e" officeooo:paragraph-rsid="016a344e" style:font-style-asian="normal" style:font-weight-asian="normal" style:font-style-complex="normal" style:font-weight-complex="normal"/>
    </style:style>
    <style:style style:name="P34" style:family="paragraph" style:parent-style-name="Text_20_body" style:list-style-name="L8">
      <style:text-properties fo:font-style="normal" fo:font-weight="normal" officeooo:rsid="016a344e" officeooo:paragraph-rsid="016a344e" style:font-style-asian="normal" style:font-weight-asian="normal" style:font-style-complex="normal" style:font-weight-complex="normal"/>
    </style:style>
    <style:style style:name="P35" style:family="paragraph" style:parent-style-name="Text_20_body">
      <style:text-properties fo:font-style="normal" fo:font-weight="normal" officeooo:rsid="016b5e41" officeooo:paragraph-rsid="016b5e41" style:font-style-asian="normal" style:font-weight-asian="normal" style:font-style-complex="normal" style:font-weight-complex="normal"/>
    </style:style>
    <style:style style:name="P36" style:family="paragraph" style:parent-style-name="Text_20_body" style:list-style-name="L1">
      <style:text-properties fo:font-weight="normal" officeooo:rsid="0148ee76" officeooo:paragraph-rsid="0148ee76" style:font-weight-asian="normal" style:font-weight-complex="normal"/>
    </style:style>
    <style:style style:name="P37" style:family="paragraph" style:parent-style-name="Text_20_body" style:list-style-name="L1">
      <style:text-properties fo:font-weight="normal" officeooo:rsid="014c7cd2" officeooo:paragraph-rsid="014c7cd2" style:font-weight-asian="normal" style:font-weight-complex="normal"/>
    </style:style>
    <style:style style:name="P38" style:family="paragraph" style:parent-style-name="Text_20_body" style:list-style-name="L4">
      <style:text-properties fo:font-weight="normal" officeooo:rsid="015499a6" officeooo:paragraph-rsid="015499a6" style:font-weight-asian="normal" style:font-weight-complex="normal"/>
    </style:style>
    <style:style style:name="P39" style:family="paragraph" style:parent-style-name="Text_20_body" style:list-style-name="L6">
      <style:text-properties fo:font-weight="normal" officeooo:rsid="0157e142" officeooo:paragraph-rsid="0157e142" style:font-weight-asian="normal" style:font-weight-complex="normal"/>
    </style:style>
    <style:style style:name="P40" style:family="paragraph" style:parent-style-name="Text_20_body">
      <style:text-properties fo:font-weight="normal" officeooo:rsid="016ebc3f" officeooo:paragraph-rsid="016ebc3f" style:font-weight-asian="normal" style:font-weight-complex="normal"/>
    </style:style>
    <style:style style:name="P41" style:family="paragraph" style:parent-style-name="Text_20_body">
      <style:text-properties fo:font-weight="normal" officeooo:rsid="016f52ec" officeooo:paragraph-rsid="016f52ec" style:font-weight-asian="normal" style:font-weight-complex="normal"/>
    </style:style>
    <style:style style:name="P42" style:family="paragraph" style:parent-style-name="Text_20_body">
      <style:text-properties officeooo:rsid="016ebc3f" officeooo:paragraph-rsid="016ebc3f"/>
    </style:style>
    <style:style style:name="P43" style:family="paragraph" style:parent-style-name="Text_20_body">
      <style:text-properties officeooo:rsid="016f52ec" officeooo:paragraph-rsid="016f52ec"/>
    </style:style>
    <style:style style:name="P44" style:family="paragraph" style:parent-style-name="Text_20_body" style:list-style-name="L10">
      <style:text-properties officeooo:rsid="016f52ec" officeooo:paragraph-rsid="016f52ec"/>
    </style:style>
    <style:style style:name="P45" style:family="paragraph" style:parent-style-name="Text_20_body" style:list-style-name="L11">
      <style:text-properties officeooo:rsid="016f52ec" officeooo:paragraph-rsid="016f52ec"/>
    </style:style>
    <style:style style:name="P46" style:family="paragraph" style:parent-style-name="Text_20_body" style:list-style-name="L12">
      <style:text-properties officeooo:rsid="016f52ec" officeooo:paragraph-rsid="016f52ec"/>
    </style:style>
    <style:style style:name="P47" style:family="paragraph" style:parent-style-name="Text_20_body" style:list-style-name="L11">
      <style:text-properties officeooo:paragraph-rsid="016ebc3f"/>
    </style:style>
    <style:style style:name="P48" style:family="paragraph" style:parent-style-name="Text_20_body">
      <style:text-properties officeooo:rsid="017090a0" officeooo:paragraph-rsid="017090a0"/>
    </style:style>
    <style:style style:name="P49" style:family="paragraph" style:parent-style-name="Text_20_body" style:list-style-name="L12">
      <style:text-properties officeooo:rsid="017090a0" officeooo:paragraph-rsid="017090a0"/>
    </style:style>
    <style:style style:name="P50" style:family="paragraph" style:parent-style-name="Text_20_body" style:list-style-name="L12">
      <style:text-properties officeooo:rsid="01722d8b" officeooo:paragraph-rsid="01722d8b"/>
    </style:style>
    <style:style style:name="P51" style:family="paragraph" style:parent-style-name="Text_20_body">
      <style:text-properties officeooo:rsid="01740459" officeooo:paragraph-rsid="01740459"/>
    </style:style>
    <style:style style:name="P52" style:family="paragraph" style:parent-style-name="Text_20_body" style:list-style-name="L13">
      <style:text-properties officeooo:rsid="01740459" officeooo:paragraph-rsid="01740459"/>
    </style:style>
    <style:style style:name="P53" style:family="paragraph" style:parent-style-name="Text_20_body">
      <style:text-properties officeooo:rsid="017473b4" officeooo:paragraph-rsid="017473b4"/>
    </style:style>
    <style:style style:name="P54" style:family="paragraph" style:parent-style-name="Text_20_body" style:list-style-name="L14">
      <style:text-properties officeooo:rsid="017473b4" officeooo:paragraph-rsid="017473b4"/>
    </style:style>
    <style:style style:name="P55" style:family="paragraph" style:parent-style-name="Text_20_body">
      <style:text-properties officeooo:rsid="0174faaf" officeooo:paragraph-rsid="0174faaf"/>
    </style:style>
    <style:style style:name="P56" style:family="paragraph" style:parent-style-name="Text_20_body">
      <style:text-properties officeooo:rsid="017607c7" officeooo:paragraph-rsid="017607c7"/>
    </style:style>
    <style:style style:name="P57" style:family="paragraph" style:parent-style-name="Text_20_body" style:list-style-name="L15">
      <style:text-properties officeooo:rsid="017607c7" officeooo:paragraph-rsid="017607c7"/>
    </style:style>
    <style:style style:name="P58" style:family="paragraph" style:parent-style-name="Text_20_body" style:list-style-name="L16">
      <style:text-properties officeooo:rsid="017607c7" officeooo:paragraph-rsid="017607c7"/>
    </style:style>
    <style:style style:name="P59" style:family="paragraph" style:parent-style-name="Text_20_body" style:list-style-name="L16">
      <style:text-properties officeooo:paragraph-rsid="017607c7"/>
    </style:style>
    <style:style style:name="P60" style:family="paragraph" style:parent-style-name="Heading_20_1">
      <style:text-properties fo:font-style="normal" fo:font-weight="bold" officeooo:rsid="014890ce" style:font-style-asian="normal" style:font-weight-asian="bold" style:font-style-complex="normal" style:font-weight-complex="bold"/>
    </style:style>
    <style:style style:name="P61" style:family="paragraph" style:parent-style-name="Citation" style:list-style-name="L3"/>
    <style:style style:name="P62" style:family="paragraph" style:parent-style-name="Citation" style:list-style-name="L3">
      <style:text-properties officeooo:rsid="014e8d1e" officeooo:paragraph-rsid="014e8d1e"/>
    </style:style>
    <style:style style:name="P63" style:family="paragraph" style:parent-style-name="Citation" style:list-style-name="L3">
      <style:text-properties officeooo:rsid="015019ae" officeooo:paragraph-rsid="015019ae"/>
    </style:style>
    <style:style style:name="P64" style:family="paragraph" style:parent-style-name="Heading_20_2">
      <style:text-properties fo:font-style="normal" fo:font-weight="bold" officeooo:rsid="016ebc3f" officeooo:paragraph-rsid="016ebc3f"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149e903" style:font-style-asian="normal" style:font-style-complex="normal"/>
    </style:style>
    <style:style style:name="T3" style:family="text">
      <style:text-properties fo:font-style="normal" officeooo:rsid="014b7104" style:font-style-asian="normal" style:font-style-complex="normal"/>
    </style:style>
    <style:style style:name="T4" style:family="text">
      <style:text-properties fo:font-style="normal" officeooo:rsid="014e8d1e" style:font-style-asian="normal" style:font-style-complex="normal"/>
    </style:style>
    <style:style style:name="T5" style:family="text">
      <style:text-properties fo:font-style="normal" officeooo:rsid="014f357c" style:font-style-asian="normal" style:font-style-complex="normal"/>
    </style:style>
    <style:style style:name="T6" style:family="text">
      <style:text-properties fo:font-style="normal" officeooo:rsid="0157e61d" style:font-style-asian="normal" style:font-style-complex="normal"/>
    </style:style>
    <style:style style:name="T7" style:family="text">
      <style:text-properties fo:font-style="normal" officeooo:rsid="0159106d" style:font-style-asian="normal" style:font-style-complex="normal"/>
    </style:style>
    <style:style style:name="T8" style:family="text">
      <style:text-properties fo:font-style="normal" officeooo:rsid="0162bc2a" style:font-style-asian="normal" style:font-style-complex="normal"/>
    </style:style>
    <style:style style:name="T9" style:family="text">
      <style:text-properties fo:font-style="normal" officeooo:rsid="016529af"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16ebc3f" style:font-style-asian="normal" style:font-weight-asian="normal" style:font-style-complex="normal" style:font-weight-complex="normal"/>
    </style:style>
    <style:style style:name="T12" style:family="text">
      <style:text-properties fo:font-style="normal" fo:font-weight="normal" officeooo:rsid="017607c7"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officeooo:rsid="014e8d1e"/>
    </style:style>
    <style:style style:name="T15" style:family="text">
      <style:text-properties officeooo:rsid="0155b689"/>
    </style:style>
    <style:style style:name="T16" style:family="text">
      <style:text-properties fo:font-weight="bold" style:font-weight-asian="bold" style:font-weight-complex="bold"/>
    </style:style>
    <style:style style:name="T17" style:family="text">
      <style:text-properties officeooo:rsid="016d25b9"/>
    </style:style>
    <style:style style:name="T18" style:family="text">
      <style:text-properties style:text-position="super 58%" fo:font-style="normal" fo:font-weight="normal" officeooo:rsid="016ebc3f"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 démarche scientifique</text:p>
      <text:h text:style-name="P60" text:outline-level="1"/>
      <text:h text:style-name="Heading_20_2" text:outline-level="2">Adopter une posture réflexive et critique sur son objet de recherche</text:h>
      <text:p text:style-name="P16">Les sciences sociales semblent s’intéresser uniquement aux problèmes, cela dit tous les sujets sont intéressant à traiter. Tout est source d’intérêt, qu’il y ait un problème ou non.</text:p>
      <text:p text:style-name="P16">Mais il y a une différence à faire entre un sujet et un objet de recherche. Le savoir scientifique se construit méthodiquement contre l’illusion du savoir immédiat car ce dernier est celui que chacun détient du fait d’être en lien avec la réalité qui l’entoure. Il faut donc déconstruire les catégories de pensées de la vie courante pour réintroduire le phénomène dans le cadre souhaité.</text:p>
      <text:p text:style-name="P16"/>
      <text:list xml:id="list4356695969562366239" text:style-name="L1">
        <text:list-item>
          <text:p text:style-name="P17">Essayer de comprendre comment s’opère le cheminement de la pensée du sens commun au sens scientifique. Bourdieu parle d’objectivation immédiate que l’on a sur le phénomène étudié. Il faut créer une distance à l’égard de soi-même face à l’objet d’étude.</text:p>
          <text:p text:style-name="P17">Cela revient à analyser la position du chercheur au moment o^celui-ci construit son objet de recherche.</text:p>
        </text:list-item>
        <text:list-item>
          <text:p text:style-name="P17">Effort de réflexivité. Effort de réflexion sur le choix de l’objet d’étude.</text:p>
          <text:p text:style-name="P17">Il apparaît souvent que le choix du sujet d’étude est lié à une expérience vécue, personnelle.</text:p>
          <text:p text:style-name="P36"><text:span text:style-name="T1">Parfois, le choix d’étude est moins explicable, </text:span><text:span text:style-name="T2">plus spontanée</text:span><text:span text:style-name="T1">. Cela-dit, ce n’est pas dû au hasard qui n’existe pas en sociologie. Les goûts sont socialement construits tout comme un certain nombre d’autres choses (façon de pensée, agir, etc). <text:s/></text:span><text:span text:style-name="T2">Un choix spontanée est plus généralement dû à une construction sociale.</text:span></text:p>
          <text:list>
            <text:list-item>
              <text:p text:style-name="P37"><text:span text:style-name="T2">C</text:span><text:span text:style-name="T1">omprendre le choix de l’objet d’étude</text:span></text:p>
            </text:list-item>
            <text:list-item>
              <text:p text:style-name="P37"><text:span text:style-name="T2">N</text:span><text:span text:style-name="T1">eutralisation des jugements de valeur</text:span></text:p>
            </text:list-item>
            <text:list-item>
              <text:p text:style-name="P19">Se dégager des catégories de pensée de la vie courante</text:p>
            </text:list-item>
          </text:list>
        </text:list-item>
      </text:list>
      <text:p text:style-name="P18"/>
      <text:p text:style-name="P3"><text:span text:style-name="T1">Il arrive bien souvent que les chercheurs se cachent derrière l’intérêt scientifique de l’objet d’étude. Ne pas faire cette introspection équivaux à prendre un risque de </text:span><text:soft-page-break/><text:span text:style-name="T1">porter un regard normatif sur le fait social qu’on veut étudier, soit une baisse notable de qualité de la recherche.</text:span></text:p>
      <text:p text:style-name="P3"><text:span text:style-name="T1">La démarche scientifique doit avoir une neutralité axiologique, soit une neutralité de valeur (pas de jugement de valeur). </text:span><text:span text:style-name="T3">Il n’est pas question de donner son opinion mais bien d’analyser une réalité sociale.</text:span></text:p>
      <text:p text:style-name="P4"><text:span text:style-name="T3">É</text:span><text:span text:style-name="T1">milie Durkeim a écrit un ouvrage en 1895 qui s’appelle </text:span><text:span text:style-name="T13">Les règles de la méthode sociologique,</text:span><text:span text:style-name="T1"> dans lequel il décrit les principes fondateurs de la méthode sociologique :</text:span></text:p>
      <text:list xml:id="list1363680220339990758" text:style-name="L2">
        <text:list-item>
          <text:p text:style-name="P20">Les faits sociaux sont des choses. Cela signifie qu’il faut prendre de la distance avec ce qui est observé</text:p>
        </text:list-item>
        <text:list-item>
          <text:p text:style-name="P20">Refus de considérer le social comme transparent et immédiatement intelligible.</text:p>
        </text:list-item>
        <text:list-item>
          <text:p text:style-name="P20">Il faut déconstruire la langue de tous les jours, de la vie courante. Les notions de la vie quotidienne = les prénotions doivent être traitée avec méfiance.</text:p>
        </text:list-item>
        <text:list-item>
          <text:p text:style-name="P21">Il faut isoler et définir finement la catégorie des faits que l’on se propose d’étudier. Normal = moyenne ; Abscence de crime = pathologie. Inversion du regard sur la réalité sociale.</text:p>
          <text:p text:style-name="P22">Le travail de définition est double : interroger les catégories du sens commun à la lumière des catégories savantes développées dans la réalité scientifique.</text:p>
        </text:list-item>
      </text:list>
      <text:p text:style-name="P23"/>
      <text:p text:style-name="P5"><text:span text:style-name="T1">Ex</text:span><text:span text:style-name="T4">emple</text:span><text:span text:style-name="T1"> : </text:span><text:span text:style-name="T4">Analyse de la pauvreté </text:span><text:span text:style-name="T5">(</text:span><text:span text:style-name="T4">de Serge Paugam</text:span><text:span text:style-name="T5">)</text:span></text:p>
      <text:p text:style-name="P12"/>
      <text:list xml:id="list6669276262364823390" text:style-name="L3">
        <text:list-item>
          <text:p text:style-name="P61"><text:span text:style-name="T14">L</text:span>a pauvreté d’un riche parisien n’est pas la même que celle des classes moyenne ou même, celle d’un pays en développement.</text:p>
        </text:list-item>
        <text:list-item>
          <text:p text:style-name="P62">Un sociologue commencerait à tenter de dénombrer cette pauvreté</text:p>
          <text:p text:style-name="P62">Mais ce n’est pas objectif.</text:p>
        </text:list-item>
        <text:list-item>
          <text:p text:style-name="P63">SP va contourner l’obstacle en intégrant un critère d’acceptabilité, d’intégration, concernant un critère collectif.</text:p>
        </text:list-item>
      </text:list>
      <text:p text:style-name="P13"/>
      <text:p text:style-name="P14">Les mots de la langue courante sont des critères d’analyse.</text:p>
      <text:p text:style-name="Text_20_body"/>
      <text:p text:style-name="P11">La problématisation</text:p>
      <text:p text:style-name="P6">Le plus difficile est de poser la bonne question. Levy Strauss : « le savant, c’est celui qui pose les bonnes questions ».</text:p>
      <text:p text:style-name="P6">Pour bien problématiser, il faut mettre en énigme ce qui parait normal. Cette mise en énigme va être décomposé en plusieurs étapes :</text:p>
      <text:list xml:id="list5255107690851476810" text:style-name="L4">
        <text:list-item>
          <text:p text:style-name="P38"><text:soft-page-break/>Il faut s’emparer d’une croyance, d’un constat partagé par tous sur le sujet,</text:p>
        </text:list-item>
        <text:list-item>
          <text:p text:style-name="P38">On en tire une série de déductions évidentes ou énoncés prédictifs,</text:p>
        </text:list-item>
        <text:list-item>
          <text:p text:style-name="P38">Faire apparaître un ou plusieurs éléments empiriques qui contredisent ces prédictions</text:p>
        </text:list-item>
        <text:list-item>
          <text:p text:style-name="P38">Se demander comment, si les croyances partagées ou constats partagés par tous sont <text:span text:style-name="T15">v</text:span>rais, il existe pourtant des éléments empiriques ?</text:p>
        </text:list-item>
      </text:list>
      <text:p text:style-name="P6"/>
      <text:p text:style-name="P7">Exemple :</text:p>
      <text:p text:style-name="P7">La mise en énigme qu’Émile Durkeim va appliquer dans le <text:span text:style-name="T13">suicide.</text:span></text:p>
      <text:list xml:id="list8867231401629493114" text:style-name="L5">
        <text:list-item>
          <text:p text:style-name="P24">On dit que le suicide est un acte personnel, imprévisible et dont les raisons sont intimes, relatives à la psychologie de chacun.</text:p>
        </text:list-item>
        <text:list-item>
          <text:p text:style-name="P24">Il faut donc s’attendre à ce que le taux de suicide varie de manière aléatoire d’une année sur l’autre ou selon les pays.</text:p>
        </text:list-item>
        <text:list-item>
          <text:p text:style-name="P24">(2) est faux car on observe une certaine régularité. Donc acte non personnel ?</text:p>
        </text:list-item>
        <text:list-item>
          <text:p text:style-name="P24">Une telle régularité n’est-elle pas surprenante ?</text:p>
        </text:list-item>
      </text:list>
      <text:p text:style-name="P25"/>
      <text:p text:style-name="P26">Toute les étapes de la mise en énigme sont nécessaire pour la problématisation, elles permettent d’éviter deux mauvais types de questions :</text:p>
      <text:list xml:id="list6680519990744723167" text:style-name="L6">
        <text:list-item>
          <text:p text:style-name="P27">Les questions scolastiques : des questions profondes sur le fondement des mécanismes sociaux mais seulement en apparence car sans enjeux. Soit la soit la sociologie ne peut pas y répondre, soit les principes fondateurs de la discipline y répondent par avance.</text:p>
        </text:list-item>
        <text:list-item>
          <text:p text:style-name="P39"><text:span text:style-name="T1">Les questions descriptives : interrogations techniques </text:span><text:span text:style-name="T6">ou factuelles. Ces questions ne soulèvent pas de véritables problèmes.</text:span></text:p>
        </text:list-item>
      </text:list>
      <text:p text:style-name="P28"/>
      <text:p text:style-name="P29">Comment tenir une bonne problématique : plusieurs tests de validité scientifique.</text:p>
      <text:list xml:id="list7412573697628578077" text:style-name="L7">
        <text:list-item>
          <text:p text:style-name="P30">Test de l’empiricité nécessaire</text:p>
          <text:p text:style-name="P30">Ce test permet d’écarter les question scolastiques. Si la question n’a pas de données nouvelles, nouvelles, elle n’est pas intéressante. De même si d’autres études y ont déjà répondu.</text:p>
        </text:list-item>
        <text:list-item>
          <text:p text:style-name="P30">Le test de l’unicité : la bonne question de recherche est unique. Les questions descriptives sont neutres.</text:p>
        </text:list-item>
        <text:list-item>
          <text:p text:style-name="P30">Test du refus de l’exhaustivité : permet d’écarter les questions descriptives. L’exhaustivité est un leurre qui est impossible à atteindre.</text:p>
        </text:list-item>
      </text:list>
      <text:p text:style-name="P8"><text:soft-page-break/><text:span text:style-name="T7">C</text:span><text:span text:style-name="T1">réation d’un nouveau plan analytique ou la contradiction au sens commun observée au plan empirique ne…</text:span></text:p>
      <text:p text:style-name="P31">Principe de symétrie de l’explication : on ne peut pas expliquer un fait par une chose et expliquer son contraire avec des critères différents. Il faut rester dans le même domaine d’analyse.</text:p>
      <text:p text:style-name="P9"><text:span text:style-name="T1">Le sens commun a tendance à naturaliser les faits sociaux en donnant des faits psychologie et </text:span><text:span text:style-name="T8">b</text:span><text:span text:style-name="T1">iologie </text:span><text:span text:style-name="T9">(les filles jouent à la poupée parce qu’elles sont douces).</text:span></text:p>
      <text:p text:style-name="P10"><text:span text:style-name="T9">I</text:span><text:span text:style-name="T1">l est donc important de ruiner les évidences et préjugés qu’on a sur les fait sociaux.</text:span></text:p>
      <text:p text:style-name="P32"/>
      <text:p text:style-name="P33">Au cours du XX°s, les techinques d’enquête en direct se développent, puis avec chaque génération de scientifiques, de nouvelles méthodes arrivent.</text:p>
      <text:p text:style-name="P33">Les enquêtes sont faites soient en direct, soit via des archives.</text:p>
      <text:p text:style-name="P33"/>
      <text:p text:style-name="P33">Les trois questions principales du chercheur :</text:p>
      <text:list xml:id="list4155787897427779039" text:style-name="L8">
        <text:list-item>
          <text:p text:style-name="P34"><text:span text:style-name="T16">Qui</text:span> enquêter ?</text:p>
          <text:list>
            <text:list-item>
              <text:p text:style-name="P34">Ex : Population d’un pays ? Comment forger un échantillon représentatif : question importante.</text:p>
            </text:list-item>
            <text:list-item>
              <text:p text:style-name="P34">Ce peut-être aussi un groupement social.</text:p>
            </text:list-item>
          </text:list>
        </text:list-item>
        <text:list-item>
          <text:p text:style-name="P34"><text:span text:style-name="T16">Où</text:span> enquêter ?</text:p>
          <text:list>
            <text:list-item>
              <text:p text:style-name="P34">Faut-il privilégier un point de vue comparatif ou un espace unique ?</text:p>
              <text:p text:style-name="P34">Si l’on cherche à avoir un point de vue comparatif, on a plutôt tendance à prendre des points de vue contrastés en choisissant des lieux contrastés.</text:p>
            </text:list-item>
          </text:list>
        </text:list-item>
        <text:list-item>
          <text:p text:style-name="P34"><text:span text:style-name="T16">Quels type</text:span> d’informations ?</text:p>
          <text:list>
            <text:list-item>
              <text:p text:style-name="P34">Collectes de données factuelles / objectives ? Ces données seraient récupérées avec des enquêtes quantitatives et traitées via des statistiques.</text:p>
            </text:list-item>
            <text:list-item>
              <text:p text:style-name="P34">Collecte de données subjectives ? Ces données seraient récupérées avec des enquêtes qualitatives.</text:p>
            </text:list-item>
          </text:list>
        </text:list-item>
      </text:list>
      <text:p text:style-name="P33"/>
      <text:p text:style-name="P35">Première approche : le modèle Holiste des phénomènes sociaux.</text:p>
      <text:p text:style-name="P35">Des manières d’agir, de penser ou de sentir extérieurs à un individus et douées d’un pouvoir de coercition en vertu duquel il s’impose à lui.</text:p>
      <text:p text:style-name="P35"/>
      <text:p text:style-name="P35">… <text:span text:style-name="T17">[Là, j’ai complètement décroché du cours]</text:span></text:p>
      <text:p text:style-name="P35"><text:soft-page-break/></text:p>
      <text:h text:style-name="P64" text:outline-level="2">Les techniques de l’observation</text:h>
      <text:p text:style-name="P40"><text:span text:style-name="T1"/></text:p>
      <text:p text:style-name="P40"><text:span text:style-name="T1">Comme toutes les techniques d’enquête, elle va sélectionner une portion de la réalité sociale dont les limites sont tracées par la problématique. Toutefois, elle amène à porter cette observation comme un tout et invite le chercheur à se placer comme un élément de cette totalité et à analyser les éléments présents sur le terrain ?</text:span></text:p>
      <text:p text:style-name="P40"><text:span text:style-name="T1"/></text:p>
      <text:p text:style-name="P41"><text:span text:style-name="T1">Avantages :</text:span></text:p>
      <text:list xml:id="list4727791324853613610" text:style-name="L11">
        <text:list-item>
          <text:p text:style-name="P47"><text:span text:style-name="T11">Le 1</text:span><text:span text:style-name="T18">er</text:span><text:span text:style-name="T11"> intérêt de la méthode d’observation est de recueillir ses propres données.</text:span></text:p>
        </text:list-item>
        <text:list-item>
          <text:p text:style-name="P45"><text:span text:style-name="T11">C</text:span><text:span text:style-name="T10">aractère informel</text:span></text:p>
        </text:list-item>
        <text:list-item>
          <text:p text:style-name="P45"><text:span text:style-name="T10">Des réponses à des questions qui n’ont pas été posées initialement</text:span></text:p>
        </text:list-item>
      </text:list>
      <text:p text:style-name="P42"><text:span text:style-name="T10"/></text:p>
      <text:p text:style-name="P43"><text:span text:style-name="T10">Difficultés :</text:span></text:p>
      <text:list xml:id="list4097744220236553069" text:style-name="L10">
        <text:list-item>
          <text:p text:style-name="P44"><text:span text:style-name="T10">le chercheur se retrouve confronté à des volumes énormes d’information qu’il est parfois difficile d’ordonner et de hierarchiser.</text:span></text:p>
        </text:list-item>
        <text:list-item>
          <text:p text:style-name="P44"><text:span text:style-name="T10">Le chercheur peut-être saisi par un sentiment de perplexité ou de vacuité face à la banalité des choses qu’il observe.</text:span></text:p>
        </text:list-item>
      </text:list>
      <text:p text:style-name="P42"><text:span text:style-name="T10"/></text:p>
      <text:p text:style-name="P48"><text:span text:style-name="T10">Triple travail pour l’observation : Perception, mémorisation, notation.</text:span></text:p>
      <text:p text:style-name="P48"><text:span text:style-name="T10"/></text:p>
      <text:list xml:id="list3073049392005685673" text:style-name="L12">
        <text:list-item>
          <text:p text:style-name="P46"><text:span text:style-name="T10">Comment et quoi observer ?</text:span></text:p>
          <text:list>
            <text:list-item>
              <text:p text:style-name="P49"><text:span text:style-name="T10">Possibilité de choisir sa posture : observateur extérieur ou intérieur aux activités du milieu ?</text:span></text:p>
              <text:list>
                <text:list-item>
                  <text:p text:style-name="P49"><text:span text:style-name="T10">L’avantage de l’observation non-participante permet de mieux noter/observer, mais aussi changer son point de vue sur la situation.</text:span></text:p>
                </text:list-item>
                <text:list-item>
                  <text:p text:style-name="P49"><text:span text:style-name="T10">Par contre, le fait de ne pas interagir avec les sujets, les risques de mauvaise interprétation augmentent. Aussi, les enquêtés sont moins disposés à vous laisser voir les différentes facettes de leurs activités.</text:span></text:p>
                </text:list-item>
              </text:list>
            </text:list-item>
            <text:list-item>
              <text:p text:style-name="P49"><text:span text:style-name="T10">Quelque soit la posture, l’enquêteur n’est ni invisible ni inactif. Il a donc une influence sur les sujets d’observation.</text:span></text:p>
            </text:list-item>
            <text:list-item>
              <text:p text:style-name="P50"><text:span text:style-name="T10">L’enquête peut se faire de manière masquée (physiquement ou relationnellement). </text:span></text:p>
            </text:list-item>
          </text:list>
        </text:list-item>
        <text:list-item>
          <text:p text:style-name="P46"><text:soft-page-break/><text:span text:style-name="T10">Le travail de collecte de données</text:span></text:p>
        </text:list-item>
        <text:list-item>
          <text:p text:style-name="P46"><text:span text:style-name="T10"/></text:p>
        </text:list-item>
      </text:list>
      <text:p text:style-name="P43"><text:span text:style-name="T10"/></text:p>
      <text:p text:style-name="P43"><text:span text:style-name="T10"/></text:p>
      <text:p text:style-name="P43"><text:span text:style-name="T10"/></text:p>
      <text:p text:style-name="P53"><text:span text:style-name="T10">[J’ai encore décroché...]</text:span></text:p>
      <text:p text:style-name="P43"><text:span text:style-name="T10"/></text:p>
      <text:p text:style-name="P43"><text:span text:style-name="T10"/></text:p>
      <text:p text:style-name="P51"><text:span text:style-name="T10">Lorsque l’on effectue une observation il faut porter son attention sur :</text:span></text:p>
      <text:list xml:id="list2310566160663558444" text:style-name="L13">
        <text:list-item>
          <text:p text:style-name="P52"><text:span text:style-name="T10">le déroulement de la scène</text:span></text:p>
        </text:list-item>
        <text:list-item>
          <text:p text:style-name="P52"><text:span text:style-name="T10">le matériel</text:span></text:p>
        </text:list-item>
        <text:list-item>
          <text:p text:style-name="P52"><text:span text:style-name="T10">les interactions</text:span></text:p>
        </text:list-item>
      </text:list>
      <text:p text:style-name="P51"><text:span text:style-name="T10"/></text:p>
      <text:p text:style-name="P51"><text:span text:style-name="T10">L’audition est donc mobilisé autant que le regard. Il faut décrire le lieu, l’organisation de l’espace, les déplacements, etc. mais aussi la parole des acteurs observés. Quel vocabulaire, expressions ?</text:span></text:p>
      <text:p text:style-name="P51"><text:span text:style-name="T10"/></text:p>
      <text:p text:style-name="P51"><text:span text:style-name="T10">La prise de note manuscrite est la forme la plus courante de retranscription. Certains enquêteurs utilisent un dictaphone, des photos et des vidéos. Mais plus l’outil d’observation est visible et plus l’influence de l’enquêteur va être fort. Ce dernier va peser de manière plus importante.</text:span></text:p>
      <text:p text:style-name="P51"><text:span text:style-name="T10"/></text:p>
      <text:p text:style-name="P53"><text:span text:style-name="T10">[Nouveau décrochage…]</text:span></text:p>
      <text:p text:style-name="P53"><text:span text:style-name="T10"/></text:p>
      <text:p text:style-name="P55"><text:span text:style-name="T10">Retranscription :</text:span></text:p>
      <text:list xml:id="list4573270123188366688" text:style-name="L14">
        <text:list-item>
          <text:p text:style-name="P54"><text:span text:style-name="T10">Il y a moyen de retranscrire les observation avec un journal de terrain. C’est un support intime qui peut-être rébarbatif et ennuyant à lire mais, s’il est conservé dans un cadre privé, il permet d’éviter l’auto-censure.</text:span></text:p>
        </text:list-item>
        <text:list-item>
          <text:p text:style-name="P54"><text:span text:style-name="T10">La retranscription peut-être sous la forme d’une description ordonée.</text:span></text:p>
        </text:list-item>
        <text:list-item>
          <text:p text:style-name="P54"><text:span text:style-name="T10">La longue scène commentée intègre des informations contextuelles sur des protagonistes et leur histoire.</text:span></text:p>
        </text:list-item>
      </text:list>
      <text:p text:style-name="P53"><text:span text:style-name="T10"/></text:p>
      <text:p text:style-name="P56"><text:span text:style-name="T10">Risques :</text:span></text:p>
      <text:list xml:id="list9130666820524023718" text:style-name="L15">
        <text:list-item>
          <text:p text:style-name="P57"><text:soft-page-break/><text:span text:style-name="T10">l’illusion juridique : le lieu se défini par les interactions et non par son contexte</text:span></text:p>
        </text:list-item>
        <text:list-item>
          <text:p text:style-name="P57"><text:span text:style-name="T10">l’illusion topocentrisme : les interactions ne se font que dans ce lieu</text:span></text:p>
        </text:list-item>
        <text:list-item>
          <text:p text:style-name="P57"><text:span text:style-name="T10">l’illusion d’exclusivité réflexive : l’enquêteur pense qu’il est le seul à avoir un regard réflexif sur le lieu.</text:span></text:p>
        </text:list-item>
      </text:list>
      <text:p text:style-name="P56"><text:span text:style-name="T10"/></text:p>
      <text:p text:style-name="P56"><text:span text:style-name="T10">L’évaluation de ce cours :</text:span></text:p>
      <text:list xml:id="list5701648549035717748" text:style-name="L16">
        <text:list-item>
          <text:p text:style-name="P59"><text:span text:style-name="T12">Choix d’un lieu d’observation</text:span></text:p>
        </text:list-item>
        <text:list-item>
          <text:p text:style-name="P58"><text:span text:style-name="T10">Observation du lieu avec choix de sa posture, méthode, de son anonymat ou non</text:span></text:p>
        </text:list-item>
        <text:list-item>
          <text:p text:style-name="P58"><text:span text:style-name="T10">Choix entre mémorisation ou notation</text:span></text:p>
        </text:list-item>
      </text:list>
      <text:p text:style-name="P56"><text:span text:style-name="T10"/></text:p>
      <text:list xml:id="list120603410981463" text:continue-numbering="true" text:style-name="L16">
        <text:list-item>
          <text:p text:style-name="P58"><text:span text:style-name="T10">Au final → Synthèse ordonnée de ces notes.</text:span></text:p>
          <text:list>
            <text:list-item>
              <text:p text:style-name="P58"><text:span text:style-name="T10">Lieu, contexte, raisons de l’observation</text:span></text:p>
            </text:list-item>
            <text:list-item>
              <text:p text:style-name="P58"><text:span text:style-name="T10">Interactions, etc.</text:span></text:p>
            </text:list-item>
            <text:list-item>
              <text:p text:style-name="P58"><text:span text:style-name="T10">Objectivation</text:span></text:p>
            </text:list-item>
            <text:list-item>
              <text:p text:style-name="P58"><text:span text:style-name="T10">Puis établissement d’une problématique qui donnera lieu à un questionnair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punctuation-wrap="simple">
        <style:tab-stops/>
      </style:paragraph-properties>
      <style:text-properties fo:font-size="10.5pt" officeooo:rsid="00e8cdb4"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6</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5-06T12:06:02.161000000</dc:date>
    <meta:editing-duration>PT14H58M36S</meta:editing-duration>
    <meta:editing-cycles>321</meta:editing-cycles>
    <meta:generator>LibreOffice/5.1.1.3$Windows_x86 LibreOffice_project/89f508ef3ecebd2cfb8e1def0f0ba9a803b88a6d</meta:generator>
    <meta:document-statistic meta:table-count="0" meta:image-count="0" meta:object-count="0" meta:page-count="7" meta:paragraph-count="111" meta:word-count="1737" meta:character-count="10655" meta:non-whitespace-character-count="9091"/>
  </office:meta>
</office:document-meta>
</file>